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65cm" svg:height="1.039cm" svg:x="1.172cm" svg:y="0.165cm">
          <draw:text-box>
            <text:p><text:span text:style-name="T1">С другой стороны, кто вспомнит фамилии трех судей Мещанского суда, </text:span></text:p>
            <text:p><text:span text:style-name="T1">по очереди зачитавших первый приговор тем же подсудимым?</text:span></text:p>
          </draw:text-box>
        </draw:frame>
        <draw:frame draw:style-name="gr2" draw:text-style-name="P2" draw:layer="layout" svg:width="2.039cm" svg:height="0.645cm" svg:x="5.951cm" svg:y="1.855cm">
          <draw:text-box>
            <text:p><text:span text:style-name="T2">вспомнит</text:span></text:p>
          </draw:text-box>
        </draw:frame>
        <draw:line draw:style-name="gr3" draw:text-style-name="P3" draw:layer="layout" svg:x1="7cm" svg:y1="3.5cm" svg:x2="6.968cm" svg:y2="2.362cm">
          <text:p/>
        </draw:line>
        <draw:frame draw:style-name="gr4" draw:text-style-name="P2" draw:layer="layout" svg:width="1.205cm" svg:height="0.645cm" svg:x="1.9cm" svg:y="3.8cm">
          <draw:text-box>
            <text:p><text:span text:style-name="T2">?кто</text:span></text:p>
          </draw:text-box>
        </draw:frame>
        <draw:frame draw:style-name="gr5" draw:text-style-name="P4" draw:layer="layout" svg:width="0.777cm" svg:height="0.645cm" svg:x="6.627cm" svg:y="3.462cm">
          <draw:text-box>
            <text:p text:style-name="P3"><text:span text:style-name="T3">O</text:span></text:p>
          </draw:text-box>
        </draw:frame>
        <draw:line draw:style-name="gr3" draw:text-style-name="P3" draw:layer="layout" svg:x1="10.583cm" svg:y1="3.78cm" svg:x2="7cm" svg:y2="2.4cm">
          <text:p/>
        </draw:line>
        <draw:frame draw:style-name="gr6" draw:text-style-name="P4" draw:layer="layout" svg:width="0.777cm" svg:height="0.758cm" svg:x="2.089cm" svg:y="3.486cm">
          <draw:text-box>
            <text:p text:style-name="P3"><text:span text:style-name="T2">O</text:span></text:p>
          </draw:text-box>
        </draw:frame>
        <draw:line draw:style-name="gr3" draw:text-style-name="P3" draw:layer="layout" svg:x1="2.537cm" svg:y1="3.578cm" svg:x2="7cm" svg:y2="2.4cm">
          <text:p/>
        </draw:line>
        <draw:frame draw:style-name="gr6" draw:text-style-name="P4" draw:layer="layout" svg:width="1.222cm" svg:height="0.758cm" svg:x="7.194cm" svg:y="7.722cm">
          <draw:text-box>
            <text:p text:style-name="P3"><text:span text:style-name="T2">трех</text:span></text:p>
          </draw:text-box>
        </draw:frame>
        <draw:frame draw:style-name="gr6" draw:text-style-name="P4" draw:layer="layout" svg:width="0.769cm" svg:height="0.758cm" svg:x="7.492cm" svg:y="7.322cm">
          <draw:text-box>
            <text:p text:style-name="P3"><text:span text:style-name="T2">А</text:span></text:p>
          </draw:text-box>
        </draw:frame>
        <draw:frame draw:style-name="gr6" draw:text-style-name="P4" draw:layer="layout" svg:width="0.769cm" svg:height="0.758cm" svg:x="6.785cm" svg:y="4.786cm">
          <draw:text-box>
            <text:p text:style-name="P3"><text:span text:style-name="T2">A</text:span></text:p>
          </draw:text-box>
        </draw:frame>
        <draw:frame draw:style-name="gr6" draw:text-style-name="P4" draw:layer="layout" svg:width="1.421cm" svg:height="0.758cm" svg:x="6.986cm" svg:y="5.686cm">
          <draw:text-box>
            <text:p text:style-name="P3"><text:span text:style-name="T2">судья</text:span></text:p>
          </draw:text-box>
        </draw:frame>
        <draw:frame draw:style-name="gr6" draw:text-style-name="P4" draw:layer="layout" svg:width="0.769cm" svg:height="0.758cm" svg:x="3.088cm" svg:y="2.887cm">
          <draw:text-box>
            <text:p text:style-name="P3"><text:span text:style-name="T2">1</text:span></text:p>
          </draw:text-box>
        </draw:frame>
        <draw:frame draw:style-name="gr6" draw:text-style-name="P4" draw:layer="layout" svg:width="0.769cm" svg:height="0.758cm" svg:x="6.489cm" svg:y="2.687cm">
          <draw:text-box>
            <text:p text:style-name="P3"><text:span text:style-name="T2">2</text:span></text:p>
          </draw:text-box>
        </draw:frame>
        <draw:line draw:style-name="gr3" draw:text-style-name="P3" draw:layer="layout" svg:x1="7.13cm" svg:y1="6.17cm" svg:x2="7.129cm" svg:y2="5.383cm">
          <text:p/>
        </draw:line>
        <draw:line draw:style-name="gr3" draw:text-style-name="P3" draw:layer="layout" svg:x1="7.129cm" svg:y1="6.171cm" svg:x2="6.909cm" svg:y2="6.383cm">
          <text:p/>
        </draw:line>
        <draw:line draw:style-name="gr3" draw:text-style-name="P3" draw:layer="layout" svg:x1="6.328cm" svg:y1="5.383cm" svg:x2="7.828cm" svg:y2="5.383cm">
          <text:p/>
        </draw:line>
        <draw:line draw:style-name="gr3" draw:text-style-name="P3" draw:layer="layout" svg:x1="7.828cm" svg:y1="5.384cm" svg:x2="7.923cm" svg:y2="5.27cm">
          <text:p/>
        </draw:line>
        <draw:line draw:style-name="gr3" draw:text-style-name="P3" draw:layer="layout" svg:x1="6.237cm" svg:y1="5.496cm" svg:x2="6.332cm" svg:y2="5.382cm">
          <text:p/>
        </draw:line>
        <draw:frame draw:style-name="gr7" draw:text-style-name="P6" draw:layer="layout" svg:width="1.01cm" svg:height="0.645cm" svg:x="6.187cm" svg:y="5.729cm">
          <draw:text-box>
            <text:p text:style-name="P5"><text:span text:style-name="T2">-ей</text:span></text:p>
          </draw:text-box>
        </draw:frame>
        <draw:frame draw:style-name="gr6" draw:text-style-name="P4" draw:layer="layout" svg:width="0.777cm" svg:height="0.758cm" svg:x="7.261cm" svg:y="5.451cm">
          <draw:text-box>
            <text:p text:style-name="P3"><text:span text:style-name="T2">O</text:span></text:p>
          </draw:text-box>
        </draw:frame>
        <draw:frame draw:style-name="gr5" draw:text-style-name="P4" draw:layer="layout" svg:width="2.013cm" svg:height="0.645cm" svg:x="6.128cm" svg:y="3.763cm">
          <draw:text-box>
            <text:p text:style-name="P3"><text:span text:style-name="T3">фамилии</text:span></text:p>
          </draw:text-box>
        </draw:frame>
        <draw:line draw:style-name="gr3" draw:text-style-name="P3" draw:layer="layout" svg:x1="7.2cm" svg:y1="4.8cm" svg:x2="7.2cm" svg:y2="4.3cm">
          <text:p/>
        </draw:line>
        <draw:frame draw:style-name="gr8" draw:text-style-name="P4" draw:layer="layout" svg:width="1.786cm" svg:height="1.59cm" svg:x="9.173cm" svg:y="7.158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 text:style-name="P3"><text:span text:style-name="T2">суд <text:s/>-а</text:span></text:p>
          </draw:text-box>
        </draw:frame>
        <draw:line draw:style-name="gr3" draw:text-style-name="P3" draw:layer="layout" svg:x1="9.303cm" svg:y1="7.743cm" svg:x2="10.803cm" svg:y2="7.743cm">
          <text:p/>
        </draw:line>
        <draw:line draw:style-name="gr3" draw:text-style-name="P3" draw:layer="layout" svg:x1="10.104cm" svg:y1="8.53cm" svg:x2="10.103cm" svg:y2="7.743cm">
          <text:p/>
        </draw:line>
        <draw:line draw:style-name="gr3" draw:text-style-name="P3" draw:layer="layout" svg:x1="10.303cm" svg:y1="8.743cm" svg:x2="10.083cm" svg:y2="8.531cm">
          <text:p/>
        </draw:line>
        <draw:line draw:style-name="gr3" draw:text-style-name="P3" draw:layer="layout" svg:x1="10.808cm" svg:y1="7.731cm" svg:x2="10.903cm" svg:y2="7.617cm">
          <text:p/>
        </draw:line>
        <draw:line draw:style-name="gr3" draw:text-style-name="P3" draw:layer="layout" svg:x1="9.209cm" svg:y1="7.831cm" svg:x2="9.304cm" svg:y2="7.717cm">
          <text:p/>
        </draw:line>
        <draw:line draw:style-name="gr3" draw:text-style-name="P3" draw:layer="layout" svg:x1="8.903cm" svg:y1="9.943cm" svg:x2="10.403cm" svg:y2="9.943cm">
          <text:p/>
        </draw:line>
        <draw:line draw:style-name="gr3" draw:text-style-name="P3" draw:layer="layout" svg:x1="9.704cm" svg:y1="10.73cm" svg:x2="9.703cm" svg:y2="9.943cm">
          <text:p/>
        </draw:line>
        <draw:line draw:style-name="gr3" draw:text-style-name="P3" draw:layer="layout" svg:x1="9.903cm" svg:y1="10.943cm" svg:x2="9.683cm" svg:y2="10.731cm">
          <text:p/>
        </draw:line>
        <draw:line draw:style-name="gr3" draw:text-style-name="P3" draw:layer="layout" svg:x1="10.408cm" svg:y1="9.931cm" svg:x2="10.503cm" svg:y2="9.817cm">
          <text:p/>
        </draw:line>
        <draw:line draw:style-name="gr3" draw:text-style-name="P3" draw:layer="layout" svg:x1="8.809cm" svg:y1="10.031cm" svg:x2="8.904cm" svg:y2="9.917cm">
          <text:p/>
        </draw:line>
        <draw:line draw:style-name="gr3" draw:text-style-name="P3" draw:layer="layout" svg:x1="9.732cm" svg:y1="9.409cm" svg:x2="9.722cm" svg:y2="8.668cm">
          <text:p/>
        </draw:line>
        <draw:frame draw:style-name="gr8" draw:text-style-name="P4" draw:layer="layout" svg:width="3.923cm" svg:height="1.59cm" svg:x="7.474cm" svg:y="9.357cm">
          <draw:text-box>
            <text:p text:style-name="P3"><text:span text:style-name="T3"><text:s text:c="6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><text:span text:style-name="T2">Мещанский <text:s/>-ческого</text:span></text:p>
          </draw:text-box>
        </draw:frame>
        <draw:line draw:style-name="gr3" draw:text-style-name="P3" draw:layer="layout" svg:x1="9.874cm" svg:y1="7.347cm" svg:x2="7.9cm" svg:y2="6.3cm">
          <text:p/>
        </draw:line>
        <draw:line draw:style-name="gr3" draw:text-style-name="P3" draw:layer="layout" svg:x1="5.764cm" svg:y1="7.441cm" svg:x2="7.901cm" svg:y2="6.301cm">
          <text:p/>
        </draw:line>
        <draw:line draw:style-name="gr3" draw:text-style-name="P3" draw:layer="layout" svg:x1="11.366cm" svg:y1="6.134cm" svg:x2="11.402cm" svg:y2="5.301cm">
          <text:p/>
        </draw:line>
        <draw:frame draw:style-name="gr6" draw:text-style-name="P4" draw:layer="layout" svg:width="0.769cm" svg:height="0.758cm" svg:x="10.263cm" svg:y="3.742cm">
          <draw:text-box>
            <text:p text:style-name="P3"><text:span text:style-name="T2">E</text:span></text:p>
          </draw:text-box>
        </draw:frame>
        <draw:line draw:style-name="gr3" draw:text-style-name="P3" draw:layer="layout" svg:x1="10.63cm" svg:y1="5.07cm" svg:x2="10.629cm" svg:y2="4.283cm">
          <text:p/>
        </draw:line>
        <draw:line draw:style-name="gr3" draw:text-style-name="P3" draw:layer="layout" svg:x1="10.629cm" svg:y1="5.071cm" svg:x2="10.409cm" svg:y2="5.283cm">
          <text:p/>
        </draw:line>
        <draw:line draw:style-name="gr3" draw:text-style-name="P3" draw:layer="layout" svg:x1="9.828cm" svg:y1="4.283cm" svg:x2="11.328cm" svg:y2="4.283cm">
          <text:p/>
        </draw:line>
        <draw:line draw:style-name="gr3" draw:text-style-name="P3" draw:layer="layout" svg:x1="11.328cm" svg:y1="4.284cm" svg:x2="11.423cm" svg:y2="4.17cm">
          <text:p/>
        </draw:line>
        <draw:line draw:style-name="gr3" draw:text-style-name="P3" draw:layer="layout" svg:x1="9.737cm" svg:y1="4.396cm" svg:x2="9.832cm" svg:y2="4.282cm">
          <text:p/>
        </draw:line>
        <draw:frame draw:style-name="gr6" draw:text-style-name="P4" draw:layer="layout" svg:width="0.769cm" svg:height="0.758cm" svg:x="9.963cm" svg:y="4.242cm">
          <draw:text-box>
            <text:p text:style-name="P3"><text:span text:style-name="T2">с</text:span></text:p>
          </draw:text-box>
        </draw:frame>
        <draw:frame draw:style-name="gr6" draw:text-style-name="P4" draw:layer="layout" svg:width="0.875cm" svg:height="0.758cm" svg:x="9.864cm" svg:y="4.742cm">
          <draw:text-box>
            <text:p text:style-name="P3"><text:span text:style-name="T2">-ы</text:span></text:p>
          </draw:text-box>
        </draw:frame>
        <draw:frame draw:style-name="gr6" draw:text-style-name="P4" draw:layer="layout" svg:width="0.777cm" svg:height="0.758cm" svg:x="10.563cm" svg:y="4.342cm">
          <draw:text-box>
            <text:p text:style-name="P3"><text:span text:style-name="T2">О</text:span></text:p>
          </draw:text-box>
        </draw:frame>
        <draw:frame draw:style-name="gr6" draw:text-style-name="P4" draw:layer="layout" svg:width="1.81cm" svg:height="0.758cm" svg:x="10.564cm" svg:y="4.742cm">
          <draw:text-box>
            <text:p text:style-name="P3"><text:span text:style-name="T2">сторона</text:span></text:p>
          </draw:text-box>
        </draw:frame>
        <draw:frame draw:style-name="gr6" draw:text-style-name="P4" draw:layer="layout" svg:width="0.769cm" svg:height="0.758cm" svg:x="10.984cm" svg:y="6.087cm">
          <draw:text-box>
            <text:p text:style-name="P3"><text:span text:style-name="T2">A</text:span></text:p>
          </draw:text-box>
        </draw:frame>
        <draw:frame draw:style-name="gr6" draw:text-style-name="P4" draw:layer="layout" svg:width="1.582cm" svg:height="0.758cm" svg:x="10.585cm" svg:y="6.487cm">
          <draw:text-box>
            <text:p text:style-name="P3"><text:span text:style-name="T2">другой</text:span></text:p>
          </draw:text-box>
        </draw:frame>
        <draw:line draw:style-name="gr3" draw:text-style-name="P3" draw:layer="layout" svg:x1="7.894cm" svg:y1="7.308cm" svg:x2="7.902cm" svg:y2="6.302cm">
          <text:p/>
        </draw:line>
        <draw:frame draw:style-name="gr6" draw:text-style-name="P4" draw:layer="layout" svg:width="0.769cm" svg:height="0.758cm" svg:x="5.284cm" svg:y="7.387cm">
          <draw:text-box>
            <text:p text:style-name="P3"><text:span text:style-name="T2">A</text:span></text:p>
          </draw:text-box>
        </draw:frame>
        <draw:line draw:style-name="gr3" draw:text-style-name="P3" draw:layer="layout" svg:x1="7.437cm" svg:y1="12.535cm" svg:x2="7.436cm" svg:y2="11.748cm">
          <text:p/>
        </draw:line>
        <draw:line draw:style-name="gr3" draw:text-style-name="P3" draw:layer="layout" svg:x1="7.436cm" svg:y1="12.536cm" svg:x2="7.216cm" svg:y2="12.748cm">
          <text:p/>
        </draw:line>
        <draw:line draw:style-name="gr3" draw:text-style-name="P3" draw:layer="layout" svg:x1="6.635cm" svg:y1="11.748cm" svg:x2="8.135cm" svg:y2="11.748cm">
          <text:p/>
        </draw:line>
        <draw:line draw:style-name="gr3" draw:text-style-name="P3" draw:layer="layout" svg:x1="8.135cm" svg:y1="11.749cm" svg:x2="8.23cm" svg:y2="11.635cm">
          <text:p/>
        </draw:line>
        <draw:line draw:style-name="gr3" draw:text-style-name="P3" draw:layer="layout" svg:x1="6.544cm" svg:y1="11.861cm" svg:x2="6.639cm" svg:y2="11.747cm">
          <text:p/>
        </draw:line>
        <draw:frame draw:style-name="gr6" draw:text-style-name="P4" draw:layer="layout" svg:width="0.769cm" svg:height="0.758cm" svg:x="7.111cm" svg:y="11.19cm">
          <draw:text-box>
            <text:p text:style-name="P3"><text:span text:style-name="T2">E</text:span></text:p>
          </draw:text-box>
        </draw:frame>
        <draw:frame draw:style-name="gr6" draw:text-style-name="P4" draw:layer="layout" svg:width="0.887cm" svg:height="0.758cm" svg:x="6.712cm" svg:y="11.69cm">
          <draw:text-box>
            <text:p text:style-name="P3"><text:span text:style-name="T2">по</text:span></text:p>
          </draw:text-box>
        </draw:frame>
        <draw:frame draw:style-name="gr6" draw:text-style-name="P4" draw:layer="layout" svg:width="0.815cm" svg:height="0.758cm" svg:x="6.713cm" svg:y="12.19cm">
          <draw:text-box>
            <text:p text:style-name="P3"><text:span text:style-name="T2">-и</text:span></text:p>
          </draw:text-box>
        </draw:frame>
        <draw:frame draw:style-name="gr6" draw:text-style-name="P4" draw:layer="layout" svg:width="0.777cm" svg:height="0.758cm" svg:x="7.414cm" svg:y="11.69cm">
          <draw:text-box>
            <text:p text:style-name="P3"><text:span text:style-name="T2">О</text:span></text:p>
          </draw:text-box>
        </draw:frame>
        <draw:frame draw:style-name="gr6" draw:text-style-name="P4" draw:layer="layout" svg:width="1.831cm" svg:height="0.758cm" svg:x="7.415cm" svg:y="12.19cm">
          <draw:text-box>
            <text:p text:style-name="P3"><text:span text:style-name="T2">очередь</text:span></text:p>
          </draw:text-box>
        </draw:frame>
        <draw:frame draw:style-name="gr6" draw:text-style-name="P4" draw:layer="layout" svg:width="0.769cm" svg:height="0.758cm" svg:x="2.086cm" svg:y="12.943cm">
          <draw:text-box>
            <text:p text:style-name="P3"><text:span text:style-name="T2">A</text:span></text:p>
          </draw:text-box>
        </draw:frame>
        <draw:frame draw:style-name="gr6" draw:text-style-name="P4" draw:layer="layout" svg:width="0.777cm" svg:height="0.758cm" svg:x="2.087cm" svg:y="11.443cm">
          <draw:text-box>
            <text:p text:style-name="P3"><text:span text:style-name="T2">O</text:span></text:p>
          </draw:text-box>
        </draw:frame>
        <draw:frame draw:style-name="gr6" draw:text-style-name="P4" draw:layer="layout" svg:width="1.967cm" svg:height="0.758cm" svg:x="1.588cm" svg:y="11.843cm">
          <draw:text-box>
            <text:p text:style-name="P3"><text:span text:style-name="T2">приговор</text:span></text:p>
          </draw:text-box>
        </draw:frame>
        <draw:frame draw:style-name="gr6" draw:text-style-name="P4" draw:layer="layout" svg:width="1.717cm" svg:height="0.758cm" svg:x="1.587cm" svg:y="13.343cm">
          <draw:text-box>
            <text:p text:style-name="P3"><text:span text:style-name="T2">первый</text:span></text:p>
          </draw:text-box>
        </draw:frame>
        <draw:line draw:style-name="gr3" draw:text-style-name="P3" draw:layer="layout" svg:x1="2.434cm" svg:y1="13.066cm" svg:x2="2.424cm" svg:y2="12.325cm">
          <text:p/>
        </draw:line>
        <draw:line draw:style-name="gr3" draw:text-style-name="P3" draw:layer="layout" svg:x1="4.673cm" svg:y1="13.77cm" svg:x2="4.663cm" svg:y2="13.029cm">
          <text:p/>
        </draw:line>
        <draw:frame draw:style-name="gr6" draw:text-style-name="P4" draw:layer="layout" svg:width="2.559cm" svg:height="0.758cm" svg:x="3.425cm" svg:y="12.447cm">
          <draw:text-box>
            <text:p text:style-name="P3"><text:span text:style-name="T2">подсудимым</text:span></text:p>
          </draw:text-box>
        </draw:frame>
        <draw:frame draw:style-name="gr6" draw:text-style-name="P4" draw:layer="layout" svg:width="0.769cm" svg:height="0.758cm" svg:x="4.225cm" svg:y="13.647cm">
          <draw:text-box>
            <text:p text:style-name="P3"><text:span text:style-name="T2">A</text:span></text:p>
          </draw:text-box>
        </draw:frame>
        <draw:frame draw:style-name="gr6" draw:text-style-name="P4" draw:layer="layout" svg:width="1.624cm" svg:height="0.758cm" svg:x="3.826cm" svg:y="14.047cm">
          <draw:text-box>
            <text:p text:style-name="P3"><text:span text:style-name="T2">тем же</text:span></text:p>
          </draw:text-box>
        </draw:frame>
        <draw:frame draw:style-name="gr6" draw:text-style-name="P4" draw:layer="layout" svg:width="0.777cm" svg:height="0.758cm" svg:x="4.326cm" svg:y="12.147cm">
          <draw:text-box>
            <text:p text:style-name="P3"><text:span text:style-name="T2">О</text:span></text:p>
          </draw:text-box>
        </draw:frame>
        <draw:frame draw:style-name="gr6" draw:text-style-name="P4" draw:layer="layout" svg:width="2.42cm" svg:height="0.758cm" svg:x="4.485cm" svg:y="7.687cm">
          <draw:text-box>
            <text:p text:style-name="P3"><text:span text:style-name="T2">зачитавших</text:span></text:p>
          </draw:text-box>
        </draw:frame>
        <draw:line draw:style-name="gr3" draw:text-style-name="P3" draw:layer="layout" svg:x1="4.793cm" svg:y1="12.318cm" svg:x2="5.602cm" svg:y2="8.302cm">
          <text:p/>
        </draw:line>
        <draw:frame draw:style-name="gr6" draw:text-style-name="P4" draw:layer="layout" svg:width="0.769cm" svg:height="0.758cm" svg:x="4.59cm" svg:y="10.187cm">
          <draw:text-box>
            <text:p text:style-name="P3"><text:span text:style-name="T2">3</text:span></text:p>
          </draw:text-box>
        </draw:frame>
        <draw:line draw:style-name="gr3" draw:text-style-name="P3" draw:layer="layout" svg:x1="7.439cm" svg:y1="11.299cm" svg:x2="5.602cm" svg:y2="8.302cm">
          <text:p/>
        </draw:line>
        <draw:line draw:style-name="gr3" draw:text-style-name="P3" draw:layer="layout" svg:x1="2.581cm" svg:y1="11.581cm" svg:x2="5.603cm" svg:y2="8.302cm">
          <text:p/>
        </draw:line>
        <draw:frame draw:style-name="gr6" draw:text-style-name="P4" draw:layer="layout" svg:width="0.769cm" svg:height="0.758cm" svg:x="2.989cm" svg:y="10.087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12:09:18</dc:date>
    <dc:creator>artur </dc:creator>
    <meta:editing-duration>PT07H59M20S</meta:editing-duration>
    <meta:editing-cycles>3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9"/>
  </office:meta>
</office:document-meta>
</file>